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name="Wingdings" style:font-name-asian="Wingdings" style:font-name-complex="Wingdings"/>
    </style:style>
    <style:style style:name="P8" style:parent-style-name="Standard" style:list-style-name="LFO1" style:family="paragraph"/>
    <style:style style:name="T9" style:parent-style-name="DefaultParagraphFont" style:family="text">
      <style:text-properties style:font-name="Wingdings" style:font-name-asian="Wingdings" style:font-name-complex="Wingdings"/>
    </style:style>
    <style:style style:name="P10" style:parent-style-name="Standard" style:list-style-name="LFO1" style:family="paragraph"/>
    <style:style style:name="T11" style:parent-style-name="DefaultParagraphFont" style:family="text">
      <style:text-properties style:font-name="Wingdings" style:font-name-asian="Wingdings" style:font-name-complex="Wingdings"/>
    </style:style>
    <style:style style:name="P12" style:parent-style-name="Standard" style:list-style-name="LFO1" style:family="paragraph"/>
    <style:style style:name="T13" style:parent-style-name="DefaultParagraphFont" style:family="text">
      <style:text-properties style:font-name="Wingdings" style:font-name-asian="Wingdings" style:font-name-complex="Wingdings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Annexe : tests effectués</text:p>
      <text:p text:style-name="P5"/>
      <text:p text:style-name="P6">Exercice 1</text:p>
      <text:p text:style-name="Standard"/>
      <text:p text:style-name="Standard">Les combinaisons nombre<text:s/><text:span text:style-name="T7"></text:span><text:s/>base d’arrivée suivantes ont été testées :</text:p>
      <text:list text:style-name="LFO1" text:continue-numbering="true">
        <text:list-item>
          <text:p text:style-name="P8">0<text:s/><text:span text:style-name="T9"></text:span><text:s/>b pour toute base d’arrivée b entre 2 et 9 compris ;</text:p>
        </text:list-item>
        <text:list-item>
          <text:p text:style-name="P10">b<text:s/><text:span text:style-name="T11"></text:span><text:s/>b pour toute<text:s/>base d’arrivée b entre 2 et 9 compris ;</text:p>
        </text:list-item>
        <text:list-item>
          <text:p text:style-name="P12">1000000<text:s/><text:span text:style-name="T13"></text:span><text:s/>b pour toute base d’arrivée b entre 2 et 9 compris.</text:p>
        </text:list-item>
      </text:list>
      <text:p text:style-name="Standard"/>
      <text:p text:style-name="Standard"/>
      <text:p text:style-name="P14">Exercice 2</text:p>
      <text:p text:style-name="P15"/>
      <text:p text:style-name="Standard">Divers nombres choisis aléatoirement sur des grilles carrées de 2x2 à 9x9.</text:p>
      <text:p text:style-name="Standard">Les résultats ont été vérifiés manuellement sur les grilles numérotés correspondant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P2">HEIG-VD<text:tab/>INF1 : LABO 2<text:tab/>Thomas Ricci,</text:p>
        <text:p text:style-name="Header"><text:span text:style-name="T3"><text:tab/></text:span><text:span text:style-name="T4"><text:tab/></text:span>Eric Bousbaa,</text:p>
        <text:p text:style-name="Header"><text:tab/><text:tab/>Thibaud Franchetti</text:p>
      </style:header>
      <style:footer>
        <text:p text:style-name="Footer"><text:tab/><text:page-number text:fixed="false">1</text:page-number><text:tab/>Octobre 2018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ric BB</dc:creator>
    <meta:creation-date>2018-10-14T17:23:00Z</meta:creation-date>
    <dc:date>2018-10-16T10:27:00Z</dc:date>
    <meta:template xlink:href="Normal.dotm" xlink:type="simple"/>
    <meta:editing-cycles>4</meta:editing-cycles>
    <meta:editing-duration>PT420S</meta:editing-duration>
    <meta:document-statistic meta:page-count="1" meta:paragraph-count="1" meta:word-count="68" meta:character-count="458" meta:row-count="3" meta:non-whitespace-character-count="391"/>
  </office:meta>
</office:document-meta>
</file>